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2063in"/>
    </style:style>
    <style:style style:name="co2" style:family="table-column">
      <style:table-column-properties fo:break-before="auto" style:column-width="13.8173in"/>
    </style:style>
    <style:style style:name="co3" style:family="table-column">
      <style:table-column-properties fo:break-before="auto" style:column-width="2.3638in"/>
    </style:style>
    <style:style style:name="co4" style:family="table-column">
      <style:table-column-properties fo:break-before="auto" style:column-width="1.1626in"/>
    </style:style>
    <style:style style:name="co5" style:family="table-column">
      <style:table-column-properties fo:break-before="auto" style:column-width="1.1307in"/>
    </style:style>
    <style:style style:name="co6" style:family="table-column">
      <style:table-column-properties fo:break-before="auto" style:column-width="1.3126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729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" style:family="table-cell" style:parent-style-name="Default">
      <style:table-cell-properties fo:border-bottom="none" fo:border-left="none" fo:border-right="0.74pt solid #000000" fo:border-top="0.74pt solid #000000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9" style:family="table-cell" style:parent-style-name="Default">
      <style:table-cell-properties fo:border-bottom="none" fo:border-left="0.74pt solid #000000" fo:border-right="none" fo:border-top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7" table:default-cell-style-name="ce8"/>
        <table:table-column table:style-name="co8" table:number-columns-repeated="16376"/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website</text:p>
          </table:table-cell>
          <table:table-cell table:style-name="ce4" office:value-type="string" calcext:value-type="string">
            <text:p>phone_number</text:p>
          </table:table-cell>
          <table:table-cell table:style-name="ce4" office:value-type="string" calcext:value-type="string">
            <text:p>reviews_count</text:p>
          </table:table-cell>
          <table:table-cell table:style-name="ce4" office:value-type="string" calcext:value-type="string">
            <text:p>reviews_average</text:p>
          </table:table-cell>
          <table:table-cell table:style-name="ce4" office:value-type="string" calcext:value-type="string">
            <text:p>latitude</text:p>
          </table:table-cell>
          <table:table-cell table:style-name="ce7" office:value-type="string" calcext:value-type="string">
            <text:p>longitud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Wonder Kids Nursery School: Top-Rated Preschool in Mazgaon, Mumbai</text:p>
          </table:table-cell>
          <table:table-cell office:value-type="string" calcext:value-type="string">
            <text:p>1st Floor, Municipal School Building, Mazgaon Tadwadi, St Mary Rd, Tadwadi, Mazgaon, Mumbai, Maharashtra 400010</text:p>
          </table:table-cell>
          <table:table-cell office:value-type="string" calcext:value-type="string">
            <text:p>digitree.me</text:p>
          </table:table-cell>
          <table:table-cell office:value-type="string" calcext:value-type="string">
            <text:p>093246 60772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8.9678248" calcext:value-type="float">
            <text:p>18.9678248</text:p>
          </table:table-cell>
          <table:table-cell office:value-type="float" office:value="72.5495426" calcext:value-type="float">
            <text:p>72.5495426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y Happy Place</text:p>
          </table:table-cell>
          <table:table-cell office:value-type="string" calcext:value-type="string">
            <text:p>Happy Home building KVN Cross lane, Forjett St, Grant Road West, Gowalia Tank, Mumbai, Maharashtra 400026</text:p>
          </table:table-cell>
          <table:table-cell office:value-type="string" calcext:value-type="string">
            <text:p>myhappyplace.co.in</text:p>
          </table:table-cell>
          <table:table-cell office:value-type="string" calcext:value-type="string">
            <text:p>080800 822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.9678248" calcext:value-type="float">
            <text:p>18.9678248</text:p>
          </table:table-cell>
          <table:table-cell office:value-type="float" office:value="72.5495426" calcext:value-type="float">
            <text:p>72.5495426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Jack And Jill PreSchool Thakur Village, Kandivali East | Best Preschool In Kandivali East</text:p>
          </table:table-cell>
          <table:table-cell office:value-type="string" calcext:value-type="string">
            <text:p>Flat No 1, 3 &amp; 4, VASANT SAGAR, Kaveri A- Wing, behind D-Mart, Thakur Village, Kandivali East, Mumbai, Maharashtra 400101</text:p>
          </table:table-cell>
          <table:table-cell office:value-type="string" calcext:value-type="string">
            <text:p>jackandjill.co.in</text:p>
          </table:table-cell>
          <table:table-cell office:value-type="string" calcext:value-type="string">
            <text:p>098339 5054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9.2096202" calcext:value-type="float">
            <text:p>19.2096202</text:p>
          </table:table-cell>
          <table:table-cell office:value-type="float" office:value="72.5855984" calcext:value-type="float">
            <text:p>72.585598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Wonder Kids Nursery School: Best Playgroup &amp; Pre School Nursery in Grant Road, Mumbai</text:p>
          </table:table-cell>
          <table:table-cell office:value-type="string" calcext:value-type="string">
            <text:p>Wasimul Building, 28/29, Raja Ram Mohan Roy Rd, opp. Railway Hotel Building, Grant Road East, Shapur Baug, Girgaon, Mumbai, Maharashtra 400007</text:p>
          </table:table-cell>
          <table:table-cell office:value-type="string" calcext:value-type="string">
            <text:p>digitree.me</text:p>
          </table:table-cell>
          <table:table-cell office:value-type="string" calcext:value-type="string">
            <text:p>081041 7003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8.9614871" calcext:value-type="float">
            <text:p>18.9614871</text:p>
          </table:table-cell>
          <table:table-cell office:value-type="float" office:value="72.5317262" calcext:value-type="float">
            <text:p>72.531726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Wonder Kids Nursery School: Best Kindergarten in Byculla, Mumbai</text:p>
          </table:table-cell>
          <table:table-cell office:value-type="string" calcext:value-type="string">
            <text:p>Vegetable Market, 7 Meharally Mansion, 1st Floor, Dr. Baba Saheb Ambedkar Road Opp. Rani Baug Zoo, Next to Byculla, Byculla East, Mumbai, Maharashtra 400027</text:p>
          </table:table-cell>
          <table:table-cell office:value-type="string" calcext:value-type="string">
            <text:p>digitree.me</text:p>
          </table:table-cell>
          <table:table-cell office:value-type="string" calcext:value-type="string">
            <text:p>098673 89884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8.9614871" calcext:value-type="float">
            <text:p>18.9614871</text:p>
          </table:table-cell>
          <table:table-cell office:value-type="float" office:value="72.5317262" calcext:value-type="float">
            <text:p>72.531726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Wonder Kids Nusery School: Best Nursery School in Nagpada, Mumbai</text:p>
          </table:table-cell>
          <table:table-cell office:value-type="string" calcext:value-type="string">
            <text:p>186/9, Dimtimkar Rd, next to Dr Adam Farooq, opp. Dawood Nursing Home, Police Colony, New Nagpada, Nagpada, Mumbai, Maharashtra 400008</text:p>
          </table:table-cell>
          <table:table-cell office:value-type="string" calcext:value-type="string">
            <text:p>digitree.me</text:p>
          </table:table-cell>
          <table:table-cell office:value-type="string" calcext:value-type="string">
            <text:p>077388 5899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18.9614871" calcext:value-type="float">
            <text:p>18.9614871</text:p>
          </table:table-cell>
          <table:table-cell office:value-type="float" office:value="72.5317262" calcext:value-type="float">
            <text:p>72.531726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indseed Preschool &amp; Daycare - Sion</text:p>
          </table:table-cell>
          <table:table-cell office:value-type="string" calcext:value-type="string">
            <text:p>Ground Floor, Parekh Building, 228, Tamil Sangam Road, near Karnataka Bank, Sion East, Sion, Mumbai, Maharashtra 400022</text:p>
          </table:table-cell>
          <table:table-cell office:value-type="string" calcext:value-type="string">
            <text:p>mindseed.in</text:p>
          </table:table-cell>
          <table:table-cell office:value-type="string" calcext:value-type="string">
            <text:p>020 4853 3201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18.9614871" calcext:value-type="float">
            <text:p>18.9614871</text:p>
          </table:table-cell>
          <table:table-cell office:value-type="float" office:value="72.5317262" calcext:value-type="float">
            <text:p>72.531726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asa Bambino Montessori</text:p>
          </table:table-cell>
          <table:table-cell office:value-type="string" calcext:value-type="string">
            <text:p>Khatau Mansion, Oomer Park, 95, Bhulabhai Desai Marg, opposite Croma, Breach Candy, Cumballa Hill, Mumbai, Maharashtra 400026</text:p>
          </table:table-cell>
          <table:table-cell office:value-type="string" calcext:value-type="string">
            <text:p>casabambino.com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18.9614871" calcext:value-type="float">
            <text:p>18.9614871</text:p>
          </table:table-cell>
          <table:table-cell office:value-type="float" office:value="72.5317262" calcext:value-type="float">
            <text:p>72.531726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Happy Minds International Powai</text:p>
          </table:table-cell>
          <table:table-cell office:value-type="string" calcext:value-type="string">
            <text:p>1st floor, DAFFODIL BUILDING, above Baskin Robbins, Hiranandani Gardens, Powai, Mumbai, Maharashtra 400076</text:p>
          </table:table-cell>
          <table:table-cell office:value-type="string" calcext:value-type="string">
            <text:p>thehappyminds.com</text:p>
          </table:table-cell>
          <table:table-cell office:value-type="string" calcext:value-type="string">
            <text:p>022 4022 352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18.9614871" calcext:value-type="float">
            <text:p>18.9614871</text:p>
          </table:table-cell>
          <table:table-cell office:value-type="float" office:value="72.5317262" calcext:value-type="float">
            <text:p>72.531726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Alphabetz International Preschool Marol Mumbai</text:p>
          </table:table-cell>
          <table:table-cell office:value-type="string" calcext:value-type="string">
            <text:p>Vanshika Mansion, 28/E, opposite Udyaan CHS, off Military Road, Ashok Nagar Society, Udyan Complex, Marol, Andheri East, Mumbai, Maharashtra 400072</text:p>
          </table:table-cell>
          <table:table-cell office:value-type="string" calcext:value-type="string">
            <text:p>preschoolmarol.com</text:p>
          </table:table-cell>
          <table:table-cell office:value-type="string" calcext:value-type="string">
            <text:p>098190 961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.9614871" calcext:value-type="float">
            <text:p>18.9614871</text:p>
          </table:table-cell>
          <table:table-cell office:value-type="float" office:value="72.5317262" calcext:value-type="float">
            <text:p>72.531726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Little Leo's International Preschool</text:p>
          </table:table-cell>
          <table:table-cell office:value-type="string" calcext:value-type="string">
            <text:p>premise no 1 to 3, Shakti Shopping Arcade, Lal Bahadur Shastri Marg, opposite Badwaik Hospital, near Neha Apartments, Battipada, Bhandup West, Mumbai, Maharashtra 400078</text:p>
          </table:table-cell>
          <table:table-cell/>
          <table:table-cell office:value-type="string" calcext:value-type="string">
            <text:p>098701 0611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18.9614871" calcext:value-type="float">
            <text:p>18.9614871</text:p>
          </table:table-cell>
          <table:table-cell office:value-type="float" office:value="72.5317262" calcext:value-type="float">
            <text:p>72.531726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afari Kid - Bandra, Global Preschool &amp; Daycare in Mumbai</text:p>
          </table:table-cell>
          <table:table-cell office:value-type="string" calcext:value-type="string">
            <text:p>Plot No. 211-202, Pali Market Rd, opposite Skyper Tower, Bandra West, Mumbai, Maharashtra 400050</text:p>
          </table:table-cell>
          <table:table-cell office:value-type="string" calcext:value-type="string">
            <text:p>safarikidindia.com</text:p>
          </table:table-cell>
          <table:table-cell office:value-type="string" calcext:value-type="string">
            <text:p>022 4897 5684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18.9614871" calcext:value-type="float">
            <text:p>18.9614871</text:p>
          </table:table-cell>
          <table:table-cell office:value-type="float" office:value="72.5317262" calcext:value-type="float">
            <text:p>72.531726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Happy Minds International, Bhandup, Preschool and Daycare</text:p>
          </table:table-cell>
          <table:table-cell office:value-type="string" calcext:value-type="string">
            <text:p>Jayshree Plaza, 201, Lal Bahadur Shastri Marg, Bhandup West, Mumbai, Maharashtra 400078</text:p>
          </table:table-cell>
          <table:table-cell office:value-type="string" calcext:value-type="string">
            <text:p>thehappyminds.com</text:p>
          </table:table-cell>
          <table:table-cell office:value-type="string" calcext:value-type="string">
            <text:p>077189 8200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18.9614871" calcext:value-type="float">
            <text:p>18.9614871</text:p>
          </table:table-cell>
          <table:table-cell office:value-type="float" office:value="72.5317262" calcext:value-type="float">
            <text:p>72.531726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undree Preschool &amp; Daycare - Chembur, Mumbai</text:p>
          </table:table-cell>
          <table:table-cell office:value-type="string" calcext:value-type="string">
            <text:p>Usha Kiran Bunglow, 10th Rd, near Joy Hospital, Sandu Garden, Chembur, Mumbai, Maharashtra 400071</text:p>
          </table:table-cell>
          <table:table-cell office:value-type="string" calcext:value-type="string">
            <text:p>foundree.school</text:p>
          </table:table-cell>
          <table:table-cell office:value-type="string" calcext:value-type="string">
            <text:p>020 4853 3177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8.9614871" calcext:value-type="float">
            <text:p>18.9614871</text:p>
          </table:table-cell>
          <table:table-cell office:value-type="float" office:value="72.5317262" calcext:value-type="float">
            <text:p>72.531726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Kangaroo Kids International Preschool Parel, Mumbai</text:p>
          </table:table-cell>
          <table:table-cell office:value-type="string" calcext:value-type="string">
            <text:p>Krishna Chhaya Building, Aai Mai Merwanji St, Parel East, Parel, Mumbai, Maharashtra 400012</text:p>
          </table:table-cell>
          <table:table-cell office:value-type="string" calcext:value-type="string">
            <text:p>kangarookids.in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18.9614871" calcext:value-type="float">
            <text:p>18.9614871</text:p>
          </table:table-cell>
          <table:table-cell office:value-type="float" office:value="72.5317262" calcext:value-type="float">
            <text:p>72.531726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heerful Mind Academy - CMA Preschool</text:p>
          </table:table-cell>
          <table:table-cell office:value-type="string" calcext:value-type="string">
            <text:p>CMA Playschool Nursery Cheerful Mind Academy, Shop No.8, 380/82, J S S Road, Nana Sunkersett Smriti, Chira Bazar, Near, Gazdar St, Tad Wadi, Kalbadevi, Mumbai, Maharashtra 400002</text:p>
          </table:table-cell>
          <table:table-cell office:value-type="string" calcext:value-type="string">
            <text:p>starzpages.com</text:p>
          </table:table-cell>
          <table:table-cell office:value-type="string" calcext:value-type="string">
            <text:p>077770 45387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18.9614871" calcext:value-type="float">
            <text:p>18.9614871</text:p>
          </table:table-cell>
          <table:table-cell office:value-type="float" office:value="72.5317262" calcext:value-type="float">
            <text:p>72.531726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indseed Preschool &amp; Daycare - Mahim</text:p>
          </table:table-cell>
          <table:table-cell office:value-type="string" calcext:value-type="string">
            <text:p>Ground Floor-02, Maplawadi Society, Mindseed Preschool Rd, next to Lokmanya Tilak Vidya Mandir School, New Dinkar Co Operative Housing Society, Mahim, Mumbai, Maharashtra 400016</text:p>
          </table:table-cell>
          <table:table-cell office:value-type="string" calcext:value-type="string">
            <text:p>mindseed.in</text:p>
          </table:table-cell>
          <table:table-cell office:value-type="string" calcext:value-type="string">
            <text:p>020 4853 3201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18.9614871" calcext:value-type="float">
            <text:p>18.9614871</text:p>
          </table:table-cell>
          <table:table-cell office:value-type="float" office:value="72.5317262" calcext:value-type="float">
            <text:p>72.531726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Happy Minds International Raheja</text:p>
          </table:table-cell>
          <table:table-cell office:value-type="string" calcext:value-type="string">
            <text:p>Crystal Centre, 401, Raheja Vihar Rd, Chandivali, Andheri East, Mumbai, Maharashtra 400072</text:p>
          </table:table-cell>
          <table:table-cell office:value-type="string" calcext:value-type="string">
            <text:p>thehappyminds.com</text:p>
          </table:table-cell>
          <table:table-cell office:value-type="string" calcext:value-type="string">
            <text:p>099204 02940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18.9614871" calcext:value-type="float">
            <text:p>18.9614871</text:p>
          </table:table-cell>
          <table:table-cell office:value-type="float" office:value="72.5317262" calcext:value-type="float">
            <text:p>72.531726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IVERO International Preschool &amp; Child Care</text:p>
          </table:table-cell>
          <table:table-cell office:value-type="string" calcext:value-type="string">
            <text:p>El Tara Building, Orchard Ave, behind Delphi Building, opp. Odyssey II, Hiranandani Gardens, Panchkutir Ganesh Nagar, Powai, Mumbai, Maharashtra 400076</text:p>
          </table:table-cell>
          <table:table-cell office:value-type="string" calcext:value-type="string">
            <text:p>viverointernational.com</text:p>
          </table:table-cell>
          <table:table-cell office:value-type="string" calcext:value-type="string">
            <text:p>099307 0848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18.9614871" calcext:value-type="float">
            <text:p>18.9614871</text:p>
          </table:table-cell>
          <table:table-cell office:value-type="float" office:value="72.5317262" calcext:value-type="float">
            <text:p>72.531726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hildhood Playgroup Mumbai</text:p>
          </table:table-cell>
          <table:table-cell office:value-type="string" calcext:value-type="string">
            <text:p>24A / 303, saisadan, near D-mart, Nahar Amrit Shakti, MHADA Colony, Chandivali, Saki Naka, Mumbai, Maharashtra 400072</text:p>
          </table:table-cell>
          <table:table-cell office:value-type="string" calcext:value-type="string">
            <text:p>childhoodplaygroupmumbai.com</text:p>
          </table:table-cell>
          <table:table-cell office:value-type="string" calcext:value-type="string">
            <text:p>081696 439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.9614871" calcext:value-type="float">
            <text:p>18.9614871</text:p>
          </table:table-cell>
          <table:table-cell office:value-type="float" office:value="72.5317262" calcext:value-type="float">
            <text:p>72.531726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EuroKids Pre-School Prayagraj-KalindiPuram</text:p>
          </table:table-cell>
          <table:table-cell office:value-type="string" calcext:value-type="string">
            <text:p>Rajendra Prasad HIG G, 1/565, near Shadab Chauraha, Kalindipuram, Prayagraj, Uttar Pradesh 211015</text:p>
          </table:table-cell>
          <table:table-cell office:value-type="string" calcext:value-type="string">
            <text:p>eurokidsindia.com</text:p>
          </table:table-cell>
          <table:table-cell office:value-type="string" calcext:value-type="string">
            <text:p>095131 7158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mart Kids Orchard Play School - Best Playway School/Top Playwayschool &amp; Day Care/playway School &amp; Day Care in Prayagraj</text:p>
          </table:table-cell>
          <table:table-cell office:value-type="string" calcext:value-type="string">
            <text:p>Unnamed Road, New Katra, Old Katra, Prayagraj, Uttar Pradesh 211002</text:p>
          </table:table-cell>
          <table:table-cell office:value-type="string" calcext:value-type="string">
            <text:p>smartkidsorchard.com</text:p>
          </table:table-cell>
          <table:table-cell office:value-type="string" calcext:value-type="string">
            <text:p>094505 907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koons Pre-School</text:p>
          </table:table-cell>
          <table:table-cell office:value-type="string" calcext:value-type="string">
            <text:p>Plot 312, 211A, Baluaghat, Katehra Dariyabad, Prayagraj, Uttar Pradesh 211003</text:p>
          </table:table-cell>
          <table:table-cell office:value-type="string" calcext:value-type="string">
            <text:p>makoons.com</text:p>
          </table:table-cell>
          <table:table-cell office:value-type="string" calcext:value-type="string">
            <text:p>0532 357 621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unshala Kindergarten Redefining Childhood - Best Pre School in Naini | Best Play School in Naini</text:p>
          </table:table-cell>
          <table:table-cell office:value-type="string" calcext:value-type="string">
            <text:p>12, ADA Colony, A. D. A. Colony, Naini, Prayagraj, Chak Daud Nagar, Uttar Pradesh 211008</text:p>
          </table:table-cell>
          <table:table-cell/>
          <table:table-cell office:value-type="string" calcext:value-type="string">
            <text:p>080097 675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koons - Best Play School &amp; Pre school in Jhusi Prayagraj</text:p>
          </table:table-cell>
          <table:table-cell office:value-type="string" calcext:value-type="string">
            <text:p>73/74, beside Amrit Sweet House and Chashma Ghar, Vasant Vihar, Yojna-3, Jhusi, Prayagraj, Uttar Pradesh 211019</text:p>
          </table:table-cell>
          <table:table-cell office:value-type="string" calcext:value-type="string">
            <text:p>makoons.com</text:p>
          </table:table-cell>
          <table:table-cell office:value-type="string" calcext:value-type="string">
            <text:p>093357 2852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Brainy Moppets, Kids Play School in Prayagraj</text:p>
          </table:table-cell>
          <table:table-cell office:value-type="string" calcext:value-type="string">
            <text:p>Infront of Bhole Giri Mandir, Katghar Road, Chor Gali, beside Shri Vrinda Prasad Bal Ashram, Prayagraj, Uttar Pradesh 211003</text:p>
          </table:table-cell>
          <table:table-cell/>
          <table:table-cell office:value-type="string" calcext:value-type="string">
            <text:p>076189 961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Bachpan Play School in Allahabad | Best Preschool Near Me | Nursery School &amp; Kindergarten for Your Child’s Bright Start</text:p>
          </table:table-cell>
          <table:table-cell office:value-type="string" calcext:value-type="string">
            <text:p>G.B-56, Trivenipuram, Jhusi, Uttar Pradesh 211019</text:p>
          </table:table-cell>
          <table:table-cell office:value-type="string" calcext:value-type="string">
            <text:p>jhunsi.bachpanglobal.in</text:p>
          </table:table-cell>
          <table:table-cell office:value-type="string" calcext:value-type="string">
            <text:p>094513 16299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iny Toddlers Preparatory School</text:p>
          </table:table-cell>
          <table:table-cell office:value-type="string" calcext:value-type="string">
            <text:p>163, Canara Bank Chouraha, Attarsuiya, Prayagraj, Uttar Pradesh 211003</text:p>
          </table:table-cell>
          <table:table-cell/>
          <table:table-cell office:value-type="string" calcext:value-type="string">
            <text:p>094153 2476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KIDZEE PREETAM NAGAR</text:p>
          </table:table-cell>
          <table:table-cell office:value-type="string" calcext:value-type="string">
            <text:p>101 L \ 135 W MEERAPATTI, Pargana and Tensil, SADAR, Dhoomanganj, Prayagraj, Uttar Pradesh 211011</text:p>
          </table:table-cell>
          <table:table-cell office:value-type="string" calcext:value-type="string">
            <text:p>kidzeepreetamnagar.in</text:p>
          </table:table-cell>
          <table:table-cell office:value-type="string" calcext:value-type="string">
            <text:p>080041 686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GLORIOUS SCHOOL</text:p>
          </table:table-cell>
          <table:table-cell office:value-type="string" calcext:value-type="string">
            <text:p>HIG 58, Khandipur Road, Preetam Nagar, MIG Preetam Nagar Colony, Dhoomanganj, Prayagraj, Uttar Pradesh 211011</text:p>
          </table:table-cell>
          <table:table-cell/>
          <table:table-cell office:value-type="string" calcext:value-type="string">
            <text:p>093351 04645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liff play school</text:p>
          </table:table-cell>
          <table:table-cell office:value-type="string" calcext:value-type="string">
            <text:p>48, 24 D, Minto Rd, Vivek Vihar Colony, Civil Lines, Prayagraj, Uttar Pradesh 211002</text:p>
          </table:table-cell>
          <table:table-cell/>
          <table:table-cell office:value-type="string" calcext:value-type="string">
            <text:p>099358 2588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fiome Kids</text:p>
          </table:table-cell>
          <table:table-cell office:value-type="string" calcext:value-type="string">
            <text:p>60, DR. A, K. SUR MARG, near SBI, Tagore Town, Prayagraj, Uttar Pradesh 211002</text:p>
          </table:table-cell>
          <table:table-cell table:number-columns-repeated="3"/>
          <table:table-cell office:value-type="float" office:value="4.4" calcext:value-type="float">
            <text:p>4.4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Little Millennium - beli road - Prayagraj</text:p>
          </table:table-cell>
          <table:table-cell office:value-type="string" calcext:value-type="string">
            <text:p>16, 17 D, Beli Rd, Annpurna Vihar, Old Katra, Prayagraj, Uttar Pradesh 211002</text:p>
          </table:table-cell>
          <table:table-cell office:value-type="string" calcext:value-type="string">
            <text:p>littlemillennium.com</text:p>
          </table:table-cell>
          <table:table-cell office:value-type="string" calcext:value-type="string">
            <text:p>083032 277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pring Dale Nursery School</text:p>
          </table:table-cell>
          <table:table-cell office:value-type="string" calcext:value-type="string">
            <text:p>FR4V+226, Tashkent Marg, Civil Lines, Prayagraj, Uttar Pradesh 211001</text:p>
          </table:table-cell>
          <table:table-cell/>
          <table:table-cell office:value-type="string" calcext:value-type="string">
            <text:p>0532 400 2024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koons - Best Play School &amp; Pre school in Sulem Sarai, Prayagraj</text:p>
          </table:table-cell>
          <table:table-cell office:value-type="string" calcext:value-type="string">
            <text:p>273-k/1, Nyay Vihar Colony Rd, Nyay Vihar Colony, Ghumanganj, Sulem Sarai, Dhoomanganj, Prayagraj, Uttar Pradesh 211011</text:p>
          </table:table-cell>
          <table:table-cell office:value-type="string" calcext:value-type="string">
            <text:p>makoons.com</text:p>
          </table:table-cell>
          <table:table-cell office:value-type="string" calcext:value-type="string">
            <text:p>070540 0972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radle to crayons school</text:p>
          </table:table-cell>
          <table:table-cell office:value-type="string" calcext:value-type="string">
            <text:p>27, Lowther Rd, Darbhanga Colony, George Town, Prayagraj, Uttar Pradesh 2110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Hello Kidz School</text:p>
          </table:table-cell>
          <table:table-cell office:value-type="string" calcext:value-type="string">
            <text:p>184 Bai Ka Bagh, Rambagh Rd, Rambagh, Prayagraj, Uttar Pradesh 211003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oddlers' Town Pre-school</text:p>
          </table:table-cell>
          <table:table-cell office:value-type="string" calcext:value-type="string">
            <text:p>S-5, beside overhead water tank, Preetam Nagar, Sulem Sarai, Awas Yojana, Prayagraj, Uttar Pradesh 211011</text:p>
          </table:table-cell>
          <table:table-cell/>
          <table:table-cell office:value-type="string" calcext:value-type="string">
            <text:p>084003 992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Kidsea Kalindipuram Public Preschool</text:p>
          </table:table-cell>
          <table:table-cell office:value-type="string" calcext:value-type="string">
            <text:p>Kalindipuram, Prayagraj, Uttar Pradesh 211015</text:p>
          </table:table-cell>
          <table:table-cell/>
          <table:table-cell office:value-type="string" calcext:value-type="string">
            <text:p>097212 7522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Wonder Kidz "The Concept School" - Kalindipuram, Prayagraj</text:p>
          </table:table-cell>
          <table:table-cell office:value-type="string" calcext:value-type="string">
            <text:p>261 HIG, Radha Kunj, Kalindipuram, Prayagraj, Daiwghat, Uttar Pradesh 211015</text:p>
          </table:table-cell>
          <table:table-cell office:value-type="string" calcext:value-type="string">
            <text:p>wonderkidz.in</text:p>
          </table:table-cell>
          <table:table-cell office:value-type="string" calcext:value-type="string">
            <text:p>073111 1966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Bachpan Play School in Naini | Best Preschool Near Me | Nursery School &amp; Kindergarten for Your Child’s Bright Start</text:p>
          </table:table-cell>
          <table:table-cell office:value-type="string" calcext:value-type="string">
            <text:p>ADA Colony, near Maharishi Vidyamandir, Naini, Gangapuram, Prayagraj, Uttar Pradesh 211008</text:p>
          </table:table-cell>
          <table:table-cell office:value-type="string" calcext:value-type="string">
            <text:p>gangapuram.bachpanglobal.in</text:p>
          </table:table-cell>
          <table:table-cell office:value-type="string" calcext:value-type="string">
            <text:p>095114 415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herubs' Nook Pre School and Day Care Centre</text:p>
          </table:table-cell>
          <table:table-cell office:value-type="string" calcext:value-type="string">
            <text:p>287, Stanley Rd, Kamla Nagar, Myorabad, Prayagraj, Uttar Pradesh 211002</text:p>
          </table:table-cell>
          <table:table-cell/>
          <table:table-cell office:value-type="string" calcext:value-type="string">
            <text:p>094523 3252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Bachpan Play School in Prayagraj | Best Preschool Near Me | Nursery School &amp; Kindergarten for Your Child’s Bright Start</text:p>
          </table:table-cell>
          <table:table-cell office:value-type="string" calcext:value-type="string">
            <text:p>S-23, BHS, near Patel Chauraha, Kidwai Nagar, Punjabi Colony, Shiv Nagar, Allahpur, Prayagraj, Uttar Pradesh 211006</text:p>
          </table:table-cell>
          <table:table-cell office:value-type="string" calcext:value-type="string">
            <text:p>allahapur.bachpanglobal.in</text:p>
          </table:table-cell>
          <table:table-cell office:value-type="string" calcext:value-type="string">
            <text:p>073557 6632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Kindergarten School - Best Playway School in Prayagraj/ Best Primary School in Prayagraj</text:p>
          </table:table-cell>
          <table:table-cell office:value-type="string" calcext:value-type="string">
            <text:p>Near Mundera, Mundera, Chungi, Ram Chandra Mission Road, Uttar Pradesh 211011</text:p>
          </table:table-cell>
          <table:table-cell office:value-type="string" calcext:value-type="string">
            <text:p>bvi18.biz</text:p>
          </table:table-cell>
          <table:table-cell office:value-type="string" calcext:value-type="string">
            <text:p>098384 44770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irstCry Intellitots Preschool &amp; Daycare - Rajrooppur, Prayagraj</text:p>
          </table:table-cell>
          <table:table-cell office:value-type="string" calcext:value-type="string">
            <text:p>OPS-D-74, near Punjab National Bank, Rajrooppur, Prayagraj, Uttar Pradesh 211015</text:p>
          </table:table-cell>
          <table:table-cell office:value-type="string" calcext:value-type="string">
            <text:p>firstcry.com</text:p>
          </table:table-cell>
          <table:table-cell office:value-type="string" calcext:value-type="string">
            <text:p>079054 83080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Little Millennium School | Best School in Prayagraj , Daycare in Prayagraj | Most Trusted Preschool of Prayagraj</text:p>
          </table:table-cell>
          <table:table-cell office:value-type="string" calcext:value-type="string">
            <text:p>Lane No. 27a, Vishnapuri Colony, Ghayasuddinpur, Prayagraj, Uttar Pradesh 211011</text:p>
          </table:table-cell>
          <table:table-cell office:value-type="string" calcext:value-type="string">
            <text:p>littlemillennium.com</text:p>
          </table:table-cell>
          <table:table-cell office:value-type="string" calcext:value-type="string">
            <text:p>082184 77708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Palakshi Preschool &amp; Day Care</text:p>
          </table:table-cell>
          <table:table-cell office:value-type="string" calcext:value-type="string">
            <text:p>7/9, Lajpat rai Road, New Katra, Mumfordganj, Prayagraj, Uttar Pradesh 211003</text:p>
          </table:table-cell>
          <table:table-cell office:value-type="string" calcext:value-type="string">
            <text:p>palakshipreschool.com</text:p>
          </table:table-cell>
          <table:table-cell office:value-type="string" calcext:value-type="string">
            <text:p>073793 121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koons Kids Unplugged Kalindipuram Prayagraj</text:p>
          </table:table-cell>
          <table:table-cell office:value-type="string" calcext:value-type="string">
            <text:p>Awas yojana, BS 398, Barsana Sector, Kalindipuram, Prayagraj, Daiwghat, Uttar Pradesh 211015</text:p>
          </table:table-cell>
          <table:table-cell office:value-type="string" calcext:value-type="string">
            <text:p>makoons.com</text:p>
          </table:table-cell>
          <table:table-cell office:value-type="string" calcext:value-type="string">
            <text:p>092084 12121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Lion Kids</text:p>
          </table:table-cell>
          <table:table-cell office:value-type="string" calcext:value-type="string">
            <text:p>24A/27A, Near Post Office, Old GT Rd, Khuldabad, Prayagraj, Uttar Pradesh 211016</text:p>
          </table:table-cell>
          <table:table-cell/>
          <table:table-cell office:value-type="string" calcext:value-type="string">
            <text:p>093350 41715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Little Steps Play School and Day Care</text:p>
          </table:table-cell>
          <table:table-cell office:value-type="string" calcext:value-type="string">
            <text:p>233A/35A/1, Hastings Rd, Ashok Nagar, Prayagraj, Uttar Pradesh 211006</text:p>
          </table:table-cell>
          <table:table-cell/>
          <table:table-cell office:value-type="string" calcext:value-type="string">
            <text:p>092356 934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koons Pre School and Daycare Kareli Prayagraj | Best Preschool in Kareli Prayagraj</text:p>
          </table:table-cell>
          <table:table-cell office:value-type="string" calcext:value-type="string">
            <text:p>79 A/1 I, Bhawapur Rd, Beniganj, Kareli, Prayagraj, Uttar Pradesh 211016</text:p>
          </table:table-cell>
          <table:table-cell office:value-type="string" calcext:value-type="string">
            <text:p>makoons.com</text:p>
          </table:table-cell>
          <table:table-cell office:value-type="string" calcext:value-type="string">
            <text:p>075250 0686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Jack 'N Jill Play School</text:p>
          </table:table-cell>
          <table:table-cell office:value-type="string" calcext:value-type="string">
            <text:p>3, Bansmandi, Tilak Rd, Bahadur Ganj, Prayagraj, Uttar Pradesh 211003</text:p>
          </table:table-cell>
          <table:table-cell/>
          <table:table-cell office:value-type="string" calcext:value-type="string">
            <text:p>073985 4331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t. Mary's Nursery School</text:p>
          </table:table-cell>
          <table:table-cell office:value-type="string" calcext:value-type="string">
            <text:p>21, Thornhill Rd, Agnipath Colony, Vivek Vihar Colony, Civil Lines, Prayagraj, Uttar Pradesh 211018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Bachpan Play School in Preetam Nagar Prayagraj | Best Preschool Near Me | Nursery School for Your Child’s Bright Start</text:p>
          </table:table-cell>
          <table:table-cell office:value-type="string" calcext:value-type="string">
            <text:p>HIG Plot No 7, near Mahadev Sweets, Preetam Nagar, Prayagraj, Uttar Pradesh 211011</text:p>
          </table:table-cell>
          <table:table-cell office:value-type="string" calcext:value-type="string">
            <text:p>preetamnagar.bachpanglobal.in</text:p>
          </table:table-cell>
          <table:table-cell office:value-type="string" calcext:value-type="string">
            <text:p>094153 65274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Rising Stars Pre School, Salori (Allahabad)</text:p>
          </table:table-cell>
          <table:table-cell office:value-type="string" calcext:value-type="string">
            <text:p>27, Salori Rd, Katju Colony, Govindpur, Teliarganj, Prayagraj, Uttar Pradesh 211004</text:p>
          </table:table-cell>
          <table:table-cell/>
          <table:table-cell office:value-type="string" calcext:value-type="string">
            <text:p>094505 7874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koons Play School and Daycare Lukerganj Prayagraj | Best Preschool in Lukerganj Prayagraj</text:p>
          </table:table-cell>
          <table:table-cell office:value-type="string" calcext:value-type="string">
            <text:p>422/14/6, near Agrasen Inter College, Lukarganj, Prayagraj, Uttar Pradesh 211001</text:p>
          </table:table-cell>
          <table:table-cell office:value-type="string" calcext:value-type="string">
            <text:p>makoons.com</text:p>
          </table:table-cell>
          <table:table-cell office:value-type="string" calcext:value-type="string">
            <text:p>077558 613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Bachpan Play School in Jhalwa | Best Preschool Near Me | Nursery School &amp; Kindergarten for Your Child’s Bright Start</text:p>
          </table:table-cell>
          <table:table-cell office:value-type="string" calcext:value-type="string">
            <text:p>Bachpan Tower, Utthan Rd, near SIET College, Kabir Nagar, Devprayagam Colony, Jhalwa, Prayagraj, Mubarkpur Kotwa, Uttar Pradesh 211012</text:p>
          </table:table-cell>
          <table:table-cell office:value-type="string" calcext:value-type="string">
            <text:p>jhalwa.bachpanglobal.in</text:p>
          </table:table-cell>
          <table:table-cell office:value-type="string" calcext:value-type="string">
            <text:p>094156 4763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Bachpan Play School in T.P Nagar prayagraj | Best Preschool Near Me | Nursery School for Your Child’s Bright Start</text:p>
          </table:table-cell>
          <table:table-cell office:value-type="string" calcext:value-type="string">
            <text:p>Araji No. 434, Vill. Gyasuddinpur Uparhar Pargana, near Bajrang Chauraha, T.P Nagar, Prayagraj, Uttar Pradesh 211012</text:p>
          </table:table-cell>
          <table:table-cell office:value-type="string" calcext:value-type="string">
            <text:p>tpnagar.bachpanglobal.in</text:p>
          </table:table-cell>
          <table:table-cell office:value-type="string" calcext:value-type="string">
            <text:p>079854 23301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Littles Pre-School | Best Pre School in Allahabad (Prayagraj)</text:p>
          </table:table-cell>
          <table:table-cell office:value-type="string" calcext:value-type="string">
            <text:p>A2, Patrakar Colony, Ashoknagar Extension, Ashok Nagar, Prayagraj, Uttar Pradesh 211002</text:p>
          </table:table-cell>
          <table:table-cell office:value-type="string" calcext:value-type="string">
            <text:p>thelittlesschool.com</text:p>
          </table:table-cell>
          <table:table-cell office:value-type="string" calcext:value-type="string">
            <text:p>089539 1532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Kidzee School, Katju Colony,Teliarganj</text:p>
          </table:table-cell>
          <table:table-cell office:value-type="string" calcext:value-type="string">
            <text:p>Madhuri Sadan, 145B/13F Chandpur, Salori Rd, near Durga Puja Park, Katju Colony, Teliarganj, Prayagraj, Uttar Pradesh 211004</text:p>
          </table:table-cell>
          <table:table-cell office:value-type="string" calcext:value-type="string">
            <text:p>kidzee.com</text:p>
          </table:table-cell>
          <table:table-cell office:value-type="string" calcext:value-type="string">
            <text:p>063943 2133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Bachpan Play School in Kalindipuram | Best Preschool Near Me | Nursery School &amp; Kindergarten for Your Child’s Bright Start</text:p>
          </table:table-cell>
          <table:table-cell office:value-type="string" calcext:value-type="string">
            <text:p>426, Barsana Sector, Kalindipuram, Rajarooppur Landmark: IIITA Road, near Vasudha Vihar, Kalindipuram, Prayagraj, Uttar Pradesh 211015</text:p>
          </table:table-cell>
          <table:table-cell office:value-type="string" calcext:value-type="string">
            <text:p>kalindipuram.bachpanglobal.in</text:p>
          </table:table-cell>
          <table:table-cell office:value-type="string" calcext:value-type="string">
            <text:p>076076 9644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t. Colombia school (play school )</text:p>
          </table:table-cell>
          <table:table-cell office:value-type="string" calcext:value-type="string">
            <text:p>59A, Om Gayatri Nagar, Teliarganj, Prayagraj, Uttar Pradesh 211004</text:p>
          </table:table-cell>
          <table:table-cell/>
          <table:table-cell office:value-type="string" calcext:value-type="string">
            <text:p>094532 82727</text:p>
          </table:table-cell>
          <table:table-cell table:number-columns-repeated="2"/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koons - Best Play School &amp; Pre school in Prayagraj</text:p>
          </table:table-cell>
          <table:table-cell office:value-type="string" calcext:value-type="string">
            <text:p>49-C/5, Stanley Rd, near Mohak Hospital, Kamla Nagar, Myorabad, Prayagraj, Uttar Pradesh 211002</text:p>
          </table:table-cell>
          <table:table-cell office:value-type="string" calcext:value-type="string">
            <text:p>makoonsprayagraj.com</text:p>
          </table:table-cell>
          <table:table-cell office:value-type="string" calcext:value-type="string">
            <text:p>099353 6311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Bachpan Play School in Govindpur Colony | Best Preschool Near Me | Nursery School for Your Child’s Bright Start</text:p>
          </table:table-cell>
          <table:table-cell office:value-type="string" calcext:value-type="string">
            <text:p>B 28A, Sichai Colony, Govindpur Colony, Near, Teliarganj, Prayagraj, Uttar Pradesh 211004</text:p>
          </table:table-cell>
          <table:table-cell office:value-type="string" calcext:value-type="string">
            <text:p>govindpur.bachpanglobal.in</text:p>
          </table:table-cell>
          <table:table-cell office:value-type="string" calcext:value-type="string">
            <text:p>078500 0664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25.4319697" calcext:value-type="float">
            <text:p>25.4319697</text:p>
          </table:table-cell>
          <table:table-cell office:value-type="float" office:value="81.5006244" calcext:value-type="float">
            <text:p>81.500624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afari Kid - Bandra, Global Preschool &amp; Daycare in Mumbai</text:p>
          </table:table-cell>
          <table:table-cell office:value-type="string" calcext:value-type="string">
            <text:p>Plot No. 211-202, Pali Market Rd, opposite Skyper Tower, Bandra West, Mumbai, Maharashtra 400050</text:p>
          </table:table-cell>
          <table:table-cell office:value-type="string" calcext:value-type="string">
            <text:p>safarikidindia.com</text:p>
          </table:table-cell>
          <table:table-cell office:value-type="string" calcext:value-type="string">
            <text:p>022 4897 5684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19.062052" calcext:value-type="float">
            <text:p>19.062052</text:p>
          </table:table-cell>
          <table:table-cell office:value-type="float" office:value="72.5398117" calcext:value-type="float">
            <text:p>72.5398117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asa Bambino Montessori</text:p>
          </table:table-cell>
          <table:table-cell office:value-type="string" calcext:value-type="string">
            <text:p>Khatau Mansion, Oomer Park, 95, Bhulabhai Desai Marg, opposite Croma, Breach Candy, Cumballa Hill, Mumbai, Maharashtra 400026</text:p>
          </table:table-cell>
          <table:table-cell office:value-type="string" calcext:value-type="string">
            <text:p>casabambino.com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19.062052" calcext:value-type="float">
            <text:p>19.062052</text:p>
          </table:table-cell>
          <table:table-cell office:value-type="float" office:value="72.5398117" calcext:value-type="float">
            <text:p>72.5398117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Happy Minds International Raheja</text:p>
          </table:table-cell>
          <table:table-cell office:value-type="string" calcext:value-type="string">
            <text:p>Crystal Centre, 401, Raheja Vihar Rd, Chandivali, Andheri East, Mumbai, Maharashtra 400072</text:p>
          </table:table-cell>
          <table:table-cell office:value-type="string" calcext:value-type="string">
            <text:p>thehappyminds.com</text:p>
          </table:table-cell>
          <table:table-cell office:value-type="string" calcext:value-type="string">
            <text:p>099204 02940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19.062052" calcext:value-type="float">
            <text:p>19.062052</text:p>
          </table:table-cell>
          <table:table-cell office:value-type="float" office:value="72.5398117" calcext:value-type="float">
            <text:p>72.5398117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Happy Minds International, Bhandup, Preschool and Daycare</text:p>
          </table:table-cell>
          <table:table-cell office:value-type="string" calcext:value-type="string">
            <text:p>Jayshree Plaza, 201, Lal Bahadur Shastri Marg, Bhandup West, Mumbai, Maharashtra 400078</text:p>
          </table:table-cell>
          <table:table-cell office:value-type="string" calcext:value-type="string">
            <text:p>thehappyminds.com</text:p>
          </table:table-cell>
          <table:table-cell office:value-type="string" calcext:value-type="string">
            <text:p>077189 8200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19.062052" calcext:value-type="float">
            <text:p>19.062052</text:p>
          </table:table-cell>
          <table:table-cell office:value-type="float" office:value="72.5398117" calcext:value-type="float">
            <text:p>72.5398117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y Little Champs Preschool</text:p>
          </table:table-cell>
          <table:table-cell office:value-type="string" calcext:value-type="string">
            <text:p>Shop no.3, E wing, building no.5, SRA co-op housing society, Jerbai Wadia Rd, opposite Indian cancer Society, Bhoiwada, Parel, Mumbai, Maharashtra 400012</text:p>
          </table:table-cell>
          <table:table-cell/>
          <table:table-cell office:value-type="string" calcext:value-type="string">
            <text:p>098706 76764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19.062052" calcext:value-type="float">
            <text:p>19.062052</text:p>
          </table:table-cell>
          <table:table-cell office:value-type="float" office:value="72.5398117" calcext:value-type="float">
            <text:p>72.5398117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Kidspark Preschools</text:p>
          </table:table-cell>
          <table:table-cell office:value-type="string" calcext:value-type="string">
            <text:p>A 21, Shakti Nagar,Chaka,, FCI Road, Naini, Prayagraj, Uttar Pradesh 211007</text:p>
          </table:table-cell>
          <table:table-cell office:value-type="string" calcext:value-type="string">
            <text:p>kidspark.edu.in</text:p>
          </table:table-cell>
          <table:table-cell office:value-type="string" calcext:value-type="string">
            <text:p>079868 651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.3868286" calcext:value-type="float">
            <text:p>25.3868286</text:p>
          </table:table-cell>
          <table:table-cell office:value-type="float" office:value="81.5613292" calcext:value-type="float">
            <text:p>81.561329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indseed Preschool &amp; Daycare - Mahim</text:p>
          </table:table-cell>
          <table:table-cell office:value-type="string" calcext:value-type="string">
            <text:p>Ground Floor-02, Maplawadi Society, Mindseed Preschool Rd, next to Lokmanya Tilak Vidya Mandir School, New Dinkar Co Operative Housing Society, Mahim, Mumbai, Maharashtra 400016</text:p>
          </table:table-cell>
          <table:table-cell office:value-type="string" calcext:value-type="string">
            <text:p>mindseed.in</text:p>
          </table:table-cell>
          <table:table-cell office:value-type="string" calcext:value-type="string">
            <text:p>020 4853 3201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19.0325233" calcext:value-type="float">
            <text:p>19.0325233</text:p>
          </table:table-cell>
          <table:table-cell office:value-type="float" office:value="72.5550638" calcext:value-type="float">
            <text:p>72.5550638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tepping Stone</text:p>
          </table:table-cell>
          <table:table-cell office:value-type="string" calcext:value-type="string">
            <text:p>Mangalmurti Plaza, A/6, 10th Ln, Khetwadi, Girgaon, Mumbai, Maharashtra 400004</text:p>
          </table:table-cell>
          <table:table-cell office:value-type="string" calcext:value-type="string">
            <text:p>thesteppingstone.in</text:p>
          </table:table-cell>
          <table:table-cell office:value-type="string" calcext:value-type="string">
            <text:p>098198 3232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19.0325233" calcext:value-type="float">
            <text:p>19.0325233</text:p>
          </table:table-cell>
          <table:table-cell office:value-type="float" office:value="72.5550638" calcext:value-type="float">
            <text:p>72.5550638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tepping Stones Nursery School</text:p>
          </table:table-cell>
          <table:table-cell office:value-type="string" calcext:value-type="string">
            <text:p>9-e, PC Banerjee Rd, The Adelphi, Allen Ganj, Prayagraj, Uttar Pradesh 211002</text:p>
          </table:table-cell>
          <table:table-cell/>
          <table:table-cell office:value-type="string" calcext:value-type="string">
            <text:p>0532 246 649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5.4622128" calcext:value-type="float">
            <text:p>25.4622128</text:p>
          </table:table-cell>
          <table:table-cell office:value-type="float" office:value="81.5716343" calcext:value-type="float">
            <text:p>81.5716343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Kangaroo Kids International Preschool Goregaon East, Mumbai</text:p>
          </table:table-cell>
          <table:table-cell office:value-type="string" calcext:value-type="string">
            <text:p>Bunglow no. 1, Valentine B3, General Arun Kumar Vaidya Marg, opp. Tarmat company Gen, off Film City Road, Nagri Niwara Cooperative Housing Society, Goregaon, Mumbai, Maharashtra 400063</text:p>
          </table:table-cell>
          <table:table-cell office:value-type="string" calcext:value-type="string">
            <text:p>kangarookids.in</text:p>
          </table:table-cell>
          <table:table-cell office:value-type="string" calcext:value-type="string">
            <text:p>095134 3996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9.1761455" calcext:value-type="float">
            <text:p>19.1761455</text:p>
          </table:table-cell>
          <table:table-cell office:value-type="float" office:value="72.5907541" calcext:value-type="float">
            <text:p>72.5907541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Planet Kids</text:p>
          </table:table-cell>
          <table:table-cell office:value-type="string" calcext:value-type="string">
            <text:p>CRJH+56R, Gol Park, Gol Park Chouraha, Meerapur, Prayagraj, Uttar Pradesh 211003</text:p>
          </table:table-cell>
          <table:table-cell/>
          <table:table-cell office:value-type="string" calcext:value-type="string">
            <text:p>080084 35566</text:p>
          </table:table-cell>
          <table:table-cell table:number-columns-repeated="2"/>
          <table:table-cell office:value-type="float" office:value="25.430481" calcext:value-type="float">
            <text:p>25.430481</text:p>
          </table:table-cell>
          <table:table-cell office:value-type="float" office:value="81.5396389" calcext:value-type="float">
            <text:p>81.5396389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Wiz Kids International Preschool</text:p>
          </table:table-cell>
          <table:table-cell office:value-type="string" calcext:value-type="string">
            <text:p>Row House No. 3, Gokul Concorde, Dattani Park Rd, opp. Jivdani Motors, Kandivali, Dattani Park, Thakur Village, Kandivali East, Mumbai, Maharashtra 400101</text:p>
          </table:table-cell>
          <table:table-cell/>
          <table:table-cell office:value-type="string" calcext:value-type="string">
            <text:p>098920 80560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9.2139987" calcext:value-type="float">
            <text:p>19.2139987</text:p>
          </table:table-cell>
          <table:table-cell office:value-type="float" office:value="72.580619" calcext:value-type="float">
            <text:p>72.580619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ree House play School</text:p>
          </table:table-cell>
          <table:table-cell office:value-type="string" calcext:value-type="string">
            <text:p>CQMG+6H3, Devprayagam Colony, Jhalwa, Prayagraj, Uttar Pradesh 211015</text:p>
          </table:table-cell>
          <table:table-cell office:value-type="string" calcext:value-type="string">
            <text:p>treehouseplaygroup.ne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.433004" calcext:value-type="float">
            <text:p>25.433004</text:p>
          </table:table-cell>
          <table:table-cell office:value-type="float" office:value="81.4880214" calcext:value-type="float">
            <text:p>81.488021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Podar Prep Preschool - Bhandup</text:p>
          </table:table-cell>
          <table:table-cell office:value-type="string" calcext:value-type="string">
            <text:p>Ground floor, Dr. Badwaik Hospital, Lal Bahadur Shastri Marg, Kukreja, Govind Nagar, Bhandup West, Mumbai, Maharashtra 400078</text:p>
          </table:table-cell>
          <table:table-cell office:value-type="string" calcext:value-type="string">
            <text:p>podarprep.com</text:p>
          </table:table-cell>
          <table:table-cell office:value-type="string" calcext:value-type="string">
            <text:p>096196 9619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19.1503888" calcext:value-type="float">
            <text:p>19.1503888</text:p>
          </table:table-cell>
          <table:table-cell office:value-type="float" office:value="72.6495738" calcext:value-type="float">
            <text:p>72.6495738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anskaar Play School - Best Play School | Best Accoumandation For Kids | Pre School Chains</text:p>
          </table:table-cell>
          <table:table-cell office:value-type="string" calcext:value-type="string">
            <text:p>Office 16, Mar-21, 35/10-C, Stanley Rd, near Traffic Police, Juhi Colony, Maulvi Ganj, Prayagraj, Uttar Pradesh 211001</text:p>
          </table:table-cell>
          <table:table-cell table:number-columns-repeated="3"/>
          <table:table-cell office:value-type="float" office:value="3.8" calcext:value-type="float">
            <text:p>3.8</text:p>
          </table:table-cell>
          <table:table-cell office:value-type="float" office:value="25.4676396" calcext:value-type="float">
            <text:p>25.4676396</text:p>
          </table:table-cell>
          <table:table-cell office:value-type="float" office:value="81.5554197" calcext:value-type="float">
            <text:p>81.5554197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Yellow Banana Preschool And Activity Club</text:p>
          </table:table-cell>
          <table:table-cell office:value-type="string" calcext:value-type="string">
            <text:p>Shop No. 11, Shree Motanka Tenents, Dattaram Lad Marg, Chinchpokli, Mumbai, Maharashtra 400012</text:p>
          </table:table-cell>
          <table:table-cell/>
          <table:table-cell office:value-type="string" calcext:value-type="string">
            <text:p>098201 0747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18.9883787" calcext:value-type="float">
            <text:p>18.9883787</text:p>
          </table:table-cell>
          <table:table-cell office:value-type="float" office:value="72.5468096" calcext:value-type="float">
            <text:p>72.5468096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oddler's Town (A Play &amp; Pre-Primary School)</text:p>
          </table:table-cell>
          <table:table-cell office:value-type="string" calcext:value-type="string">
            <text:p>HIG-44 ADA Colony, Mundera Rd, Neemsarai, Prayagraj, Uttar Pradesh 211011</text:p>
          </table:table-cell>
          <table:table-cell/>
          <table:table-cell office:value-type="string" calcext:value-type="string">
            <text:p>084003 99886</text:p>
          </table:table-cell>
          <table:table-cell table:number-columns-repeated="2"/>
          <table:table-cell office:value-type="float" office:value="25.4514086" calcext:value-type="float">
            <text:p>25.4514086</text:p>
          </table:table-cell>
          <table:table-cell office:value-type="float" office:value="81.4714604" calcext:value-type="float">
            <text:p>81.471460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Podar Jumbo kids Ghatkopar East</text:p>
          </table:table-cell>
          <table:table-cell office:value-type="string" calcext:value-type="string">
            <text:p>1st floor Kumudini, next to NEELKANTH VALLEY, opp. Sanyas Ashram, Rajawadi Colony, Mumbai, Maharashtra 400077</text:p>
          </table:table-cell>
          <table:table-cell office:value-type="string" calcext:value-type="string">
            <text:p>jumbokids.com</text:p>
          </table:table-cell>
          <table:table-cell office:value-type="string" calcext:value-type="string">
            <text:p>088500 21616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9.0769569" calcext:value-type="float">
            <text:p>19.0769569</text:p>
          </table:table-cell>
          <table:table-cell office:value-type="float" office:value="72.6143953" calcext:value-type="float">
            <text:p>72.6143953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KIDZEE - PLAY SCHOOL IN KAMOTHE, MUMBAI</text:p>
          </table:table-cell>
          <table:table-cell table:style-name="ce6" office:value-type="string" calcext:value-type="string">
            <text:p>Yash Garden, Shop No. 06-10,Plot No. 73/74, Sector 18, Near Gokul Dairy, Kamothe, Mumbai, Maharashtra 410209</text:p>
          </table:table-cell>
          <table:table-cell table:style-name="ce6" office:value-type="string" calcext:value-type="string">
            <text:p>kidzee.com</text:p>
          </table:table-cell>
          <table:table-cell table:style-name="ce6" office:value-type="string" calcext:value-type="string">
            <text:p>098195 77585</text:p>
          </table:table-cell>
          <table:table-cell table:style-name="ce6"/>
          <table:table-cell table:style-name="ce6" office:value-type="float" office:value="3.7" calcext:value-type="float">
            <text:p>3.7</text:p>
          </table:table-cell>
          <table:table-cell table:style-name="ce6" office:value-type="float" office:value="19.0769569" calcext:value-type="float">
            <text:p>19.0769569</text:p>
          </table:table-cell>
          <table:table-cell table:style-name="ce9" office:value-type="float" office:value="72.6143953" calcext:value-type="float">
            <text:p>72.6143953</text:p>
          </table:table-cell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penpyxl</meta:initial-creator>
    <meta:creation-date>2025-10-01T04:06:48</meta:creation-date>
    <dc:date>2025-10-01T10:02:41.452730787</dc:date>
    <meta:generator>LibreOffice/25.8.1.1$Linux_X86_64 LibreOffice_project/580$Build-1</meta:generator>
    <meta:editing-duration>PT7M49S</meta:editing-duration>
    <meta:editing-cycles>1</meta:editing-cycles>
    <meta:document-statistic meta:table-count="1" meta:cell-count="551" meta:object-count="0"/>
    <meta:user-defined meta:name="AppVersion">3.1</meta:user-defined>
  </office:meta>
</office:document-meta>
</file>